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RANYekanX" svg:font-family="IRANYekanX" style:font-pitch="variable"/>
    <style:font-face style:name="IRANYekanX Bold" svg:font-family="'IRANYekanX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3faf46" loext:opacity="100%" style:font-name="IRANYekanX Bold" fo:font-size="40pt" fo:background-color="#069a2e" style:font-size-asian="40pt" style:font-size-complex="40pt"/>
    </style:style>
    <style:style style:name="P2" style:family="paragraph">
      <style:paragraph-properties fo:margin-left="0cm" fo:margin-right="0cm" fo:text-align="end" fo:text-indent="0cm" style:writing-mode="rl-tb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center" style:writing-mode="rl-tb"/>
    </style:style>
    <style:style style:name="P5" style:family="paragraph">
      <loext:graphic-properties draw:fill-color="#ffffff"/>
      <style:paragraph-properties fo:text-align="end"/>
      <style:text-properties style:font-name="IRANYekanX" fo:font-size="24pt" style:font-size-asian="24pt" style:font-name-complex="IRANYekanX" style:font-size-complex="24pt"/>
    </style:style>
    <style:style style:name="P6" style:family="paragraph">
      <loext:graphic-properties draw:fill-color="#ffffff"/>
    </style:style>
    <style:style style:name="T1" style:family="text">
      <style:text-properties fo:color="#3faf46" loext:opacity="100%" style:font-name="IRANYekanX Bold" fo:font-size="40pt" style:font-size-asian="40pt" style:font-size-complex="40pt"/>
    </style:style>
    <style:style style:name="T2" style:family="text">
      <style:text-properties style:font-name="IRANYekanX" fo:font-size="24pt" style:font-size-asian="24pt" style:font-name-complex="IRANYekanX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IRANYekanX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IRANYekanX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syncLocalStorage In Node.JS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نگاهی به </text:span><text:span text:style-name="T2">Props drilling</text:span><text:span text:style-name="T2">.</text:span></text:p>
              </text:list-item>
              <text:list-item>
                <text:p text:style-name="P2"><text:span text:style-name="T3">نگاهی سریع به </text:span><text:span text:style-name="T3">React Context</text:span><text:span text:style-name="T3">.</text:span></text:p>
              </text:list-item>
              <text:list-item>
                <text:p text:style-name="P3"><text:span text:style-name="T2">AsyncLocalStorage</text:span><text:span text:style-name="T2"> چیست؟</text:span></text:p>
              </text:list-item>
              <text:list-item>
                <text:p text:style-name="P3"><text:span text:style-name="T2">کاربرد </text:span><text:span text:style-name="T2">AsyncLocalStorage</text:span><text:span text:style-name="T2"> چیست؟</text:span></text:p>
                <text:p text:style-name="P3"><text:span text:style-name="T2"/></text:p>
                <text:p text:style-name="P4"><text:span text:style-name="T2"><text:a xlink:href="https://t.me./nodemaster" xlink:type="simple">https://t.me./nodemaster</text:a></text:span></text:p>
                <text:p text:style-name="P4"><text:span text:style-name="T2"><text:a xlink:href="https://linkedin.com/in/imanhpr/" xlink:type="simple">https://linkedin.com/in/imanhpr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RANYekanX" svg:font-family="IRANYekanX" style:font-pitch="variable"/>
    <style:font-face style:name="IRANYekanX Bold" svg:font-family="'IRANYekanX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3:44:16.668449926</meta:creation-date>
    <dc:date>2025-09-20T09:24:43.597039069</dc:date>
    <meta:editing-duration>PT1H44M24S</meta:editing-duration>
    <meta:editing-cycles>4</meta:editing-cycles>
    <meta:generator>LibreOffice/24.2.7.2$Linux_X86_64 LibreOffice_project/420$Build-2</meta:generator>
    <meta:document-statistic meta:object-count="25"/>
  </office:meta>
</office:document-meta>
</file>